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49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51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25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19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52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bottom" draw:auto-grow-height="true" draw:auto-grow-width="false" fo:min-height="1.334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3cm" fo:min-width="0cm" fo:padding-top="0.127cm" fo:padding-bottom="0.127cm" fo:padding-left="0.254cm" fo:padding-right="0.254cm" fo:wrap-option="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bottom" draw:auto-grow-height="true" draw:auto-grow-width="false" fo:min-height="0.938cm" fo:min-width="0cm" fo:padding-top="0.127cm" fo:padding-bottom="0.127cm" fo:padding-left="0.254cm" fo:padding-right="0.254cm" fo:wrap-option="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24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margin-top="0.238cm" fo:margin-bottom="0cm" fo:line-height="80%" fo:text-indent="0cm"/>
    </style:style>
    <style:style style:name="P6" style:family="paragraph">
      <style:paragraph-properties fo:margin-left="0cm" fo:margin-right="0cm" fo:margin-top="0.22cm" fo:margin-bottom="0cm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264cm" fo:margin-bottom="0cm" fo:line-height="80%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05cm" fo:margin-bottom="0cm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105cm" fo:margin-bottom="0cm" fo:text-indent="0cm" style:punctuation-wrap="simple"/>
    </style:style>
    <style:style style:name="P13" style:family="paragraph">
      <style:paragraph-properties fo:margin-left="0cm" fo:margin-right="0cm" fo:margin-top="0.264cm" fo:margin-bottom="0cm" fo:line-height="90%" fo:text-indent="0cm"/>
    </style:style>
    <style:style style:name="P14" style:family="paragraph">
      <style:paragraph-properties fo:margin-left="0cm" fo:margin-right="0cm" fo:margin-top="0.229cm" fo:margin-bottom="0cm" fo:line-height="90%" fo:text-indent="0cm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89898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7pt" fo:language="bg" fo:country="BG" style:font-size-asian="27pt" style:font-size-complex="27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7pt" style:font-size-asian="27pt" style:font-size-complex="27pt"/>
    </style:style>
    <style:style style:name="T8" style:family="text">
      <style:text-properties fo:font-size="27pt" fo:font-style="italic" style:font-size-asian="27pt" style:font-style-asian="italic" style:font-size-complex="27pt" style:font-style-complex="italic"/>
    </style:style>
    <style:style style:name="T9" style:family="text">
      <style:text-properties fo:font-size="27pt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10" style:family="text">
      <style:text-properties fo:font-size="27pt" fo:language="en" fo:country="US" style:font-size-asian="27pt" style:font-size-complex="27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12pt" fo:language="bg" fo:country="BG" style:font-size-asian="12pt" style:font-size-complex="12pt"/>
    </style:style>
    <style:style style:name="T15" style:family="text">
      <style:text-properties fo:color="#000000" fo:font-size="12pt" fo:language="en" fo:country="US" style:font-size-asian="12pt" style:font-size-complex="12pt"/>
    </style:style>
    <style:style style:name="T16" style:family="text">
      <style:text-properties fo:color="#ff0000" fo:font-size="12pt" fo:language="bg" fo:country="BG" style:font-size-asian="12pt" style:font-size-complex="12pt"/>
    </style:style>
    <style:style style:name="T17" style:family="text">
      <style:text-properties fo:color="#ff0000" fo:font-size="12pt" fo:language="en" fo:country="US" style:font-size-asian="12pt" style:font-size-complex="12pt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70c0" fo:font-size="12pt" fo:language="bg" fo:country="BG" style:font-size-asian="12pt" style:font-size-complex="12pt"/>
    </style:style>
    <style:style style:name="T20" style:family="text">
      <style:text-properties fo:color="#ff0000" fo:font-size="12pt" fo:language="ru" fo:country="RU" style:font-size-asian="12pt" style:font-size-complex="12pt"/>
    </style:style>
    <style:style style:name="T21" style:family="text">
      <style:text-properties fo:color="#000000" fo:font-size="12pt" fo:language="ru" fo:country="RU" style:font-size-asian="12pt" style:font-size-complex="12pt"/>
    </style:style>
    <style:style style:name="T22" style:family="text">
      <style:text-properties fo:color="#92d050" fo:font-size="12pt" fo:language="ru" fo:country="RU" style:font-size-asian="12pt" style:font-size-complex="12pt"/>
    </style:style>
    <style:style style:name="T23" style:family="text">
      <style:text-properties fo:color="#0070c0" fo:font-size="12pt" fo:language="ru" fo:country="RU" style:font-size-asian="12pt" style:font-size-complex="1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size="30pt" fo:language="bg" fo:country="BG" style:font-size-asian="30pt" style:font-size-complex="30pt"/>
    </style:style>
    <style:style style:name="T28" style:family="text">
      <style:text-properties fo:font-size="30pt" fo:language="en" fo:country="US" style:font-size-asian="30pt" style:font-size-complex="30pt"/>
    </style:style>
    <style:style style:name="T29" style:family="text">
      <style:text-properties fo:font-size="26pt" fo:language="bg" fo:country="BG" style:font-size-asian="26pt" style:font-size-complex="26pt"/>
    </style:style>
    <style:style style:name="T30" style:family="text">
      <style:text-properties fo:font-size="26pt" fo:language="bg" fo:country="BG" fo:font-style="italic" style:font-size-asian="26pt" style:font-style-asian="italic" style:font-size-complex="26pt" style:font-style-complex="italic"/>
    </style:style>
    <style:style style:name="T31" style:family="text">
      <style:text-properties fo:font-size="26pt" fo:language="en" fo:country="US" style:font-size-asian="26pt" style:font-size-complex="26pt"/>
    </style:style>
    <style:style style:name="T32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33" style:family="text">
      <style:text-properties fo:font-size="30pt" fo:language="bg" fo:country="BG" fo:font-weight="bold" style:font-size-asian="30pt" style:font-weight-asian="bold" style:font-size-complex="30pt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0.952cm"/>
        <style:text-properties fo:color="#0070c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suffix="." style:num-format="1">
        <style:list-level-properties text:min-label-width="0.952cm"/>
        <style:text-properties fo:color="#92d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6.748cm" svg:x="1.905cm" svg:y="3.968cm" presentation:class="title" presentation:user-transformed="true">
          <draw:text-box>
            <text:p text:style-name="P1"><text:span text:style-name="T1">ЛИНГВИСТИЧНИ КОМПОНЕНТИ НА ДИГИТАЛНА БИБЛИОТЕКА НА БЪЛГАРСКИЯ ПЕСЕНЕН ФОЛКЛОР</text:span></text:p>
          </draw:text-box>
        </draw:frame>
        <draw:frame presentation:style-name="pr2" draw:text-style-name="P2" draw:layer="layout" svg:width="17.78cm" svg:height="2.766cm" svg:x="3.81cm" svg:y="12.897cm">
          <draw:text-box>
            <text:p text:style-name="P3"><text:span text:style-name="T2">д-р Константин Рангочев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НЕОБХОДИМОСТ ОТ РЕЧНИЦИ </text:p>
          </draw:text-box>
        </draw:frame>
        <draw:frame presentation:style-name="pr5" draw:text-style-name="P2" draw:layer="layout" svg:width="22.86cm" svg:height="15.479cm" svg:x="1.27cm" svg:y="3.572cm" presentation:class="outline" presentation:user-transformed="true">
          <draw:text-box>
            <text:list text:style-name="L3">
              <text:list-item>
                <text:p text:style-name="P5"><text:span text:style-name="T4">Основна съставяща на лингвистичните изследвания на българския фолклор е анализът на неговата лексика.</text:span></text:p>
              </text:list-item>
              <text:list-item>
                <text:p text:style-name="P5"><text:span text:style-name="T4">Счита се, че данните в един честотен речник са достатъчно достоверни, ако той съдържа минимум 20 000 лексикални единици. <text:s/></text:span></text:p>
              </text:list-item>
              <text:list-item>
                <text:p text:style-name="P5"><text:span text:style-name="T4">Колко и какви лексеми съдържа? </text:span></text:p>
              </text:list-item>
              <text:list-item>
                <text:p text:style-name="P5"><text:span text:style-name="T4">Има ли и каква е доминацията на едни групи лексеми и съответно липса на други? </text:span></text:p>
              </text:list-item>
              <text:list-item>
                <text:p text:style-name="P5"><text:span text:style-name="T4">Какви <text:s/>парадигматични групи има/няма във лексиката българската фолклорна песенност? </text:span></text:p>
              </text:list-item>
              <text:list-item>
                <text:p text:style-name="P5"><text:span text:style-name="T4">До днес този лингвистичен анализ не е направен.</text:span></text:p>
              </text:list-item>
              <text:list-item>
                <text:p text:style-name="P5"><text:span text:style-name="T4">Основна проблем – честотните речници се създават и използват от и за лингвисти – специалисти по динамиката на развитието на българския език.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frame presentation:style-name="pr6" draw:text-style-name="P2" draw:layer="layout" svg:width="22.86cm" svg:height="2.413cm" svg:x="1.27cm" svg:y="0.763cm" presentation:class="title" presentation:user-transformed="true">
          <draw:text-box>
            <text:p text:style-name="P1">Типове речници</text:p>
          </draw:text-box>
        </draw:frame>
        <draw:frame presentation:style-name="pr7" draw:text-style-name="P2" draw:layer="layout" svg:width="22.86cm" svg:height="16.273cm" svg:x="1.27cm" svg:y="2.778cm" presentation:class="outline" presentation:user-transformed="true">
          <draw:text-box>
            <text:list text:style-name="L3">
              <text:list-item>
                <text:p text:style-name="P6"><text:span text:style-name="T5">Честотен речник.</text:span><text:span text:style-name="T6"> Започват да се създават в края на ХІХ в. Основната им функция е да решат проблемите пред чуждоезиковото обучение – показват кои са най-често употребимите думи в един език и с тях да започва обучението по чужд език</text:span></text:p>
              </text:list-item>
              <text:list-item>
                <text:p text:style-name="P6"><text:span text:style-name="T5">Речник – конкорданс.</text:span><text:span text:style-name="T6"> Създават се още през Средновековието за книгите на Библията. Това са речници, които показват лексемата в нейния контекст – т. е. показват лексемата заедно с предходната и следходната лексема на изучаваната. 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3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Честотен речник</text:p>
          </draw:text-box>
        </draw:frame>
        <draw:frame presentation:style-name="pr8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Честотния речник представлява списък от лексеми, подредени по азбучен ред, които се съдържат в определени текстове. На всяка дума се дава морфологична характеристика (това не е задължително) и число, което показва колко пъти думата се среща в съответните текстове. Честотния речник съдържа рангов списък на най-често срещаните думи. В него думите са подредени по намаляване на честотата им.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4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Речник - конкорданс</text:p>
          </draw:text-box>
        </draw:frame>
        <draw:frame presentation:style-name="pr8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7">Това са речници, които показват лексемата с/в нейния контекст - показват предходната една (или повече) лексема и следходната (или повече) лексема на изучаваната. Пример: „</text:span><text:span text:style-name="T8">Вино</text:span><text:span text:style-name="T9"> пият</text:span><text:span text:style-name="T8">, петдесет</text:span><text:span text:style-name="T7"> юнака” – подчертаната лексема е изучаваната, а лексемите в курсив са нейния контекст. Естествено, при песните това може да бъде (и най-често е) речник-конкорданс на стиховете им (някои библейски конкорданси са направени така), а при наративните текстове (описания на обреди и пр.) – изреченията, в които те се съдържат (от точка до точка …).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5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Честотните речници по света …</text:p>
          </draw:text-box>
        </draw:frame>
        <draw:frame presentation:style-name="pr8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1898 г. – публикуван е първият честотен речник е на немския език на Кединг (290 текста, 11 000 000 лексеми). </text:p>
              </text:list-item>
              <text:list-item>
                <text:p text:style-name="P3">1911 г. – честотен речник на Елдрич на английския език</text:p>
              </text:list-item>
              <text:list-item>
                <text:p text:style-name="P3">1920 г. – честотен речник на Кенингстън испанския език </text:p>
              </text:list-item>
            </text:list>
            <text:p text:style-name="P3"/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6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И у нас </text:p>
          </draw:text-box>
        </draw:frame>
        <draw:frame presentation:style-name="pr9" draw:text-style-name="P2" draw:layer="layout" svg:width="22.86cm" svg:height="15.281cm" svg:x="1.27cm" svg:y="3.373cm" presentation:class="outline" presentation:user-transformed="true">
          <draw:text-box>
            <text:list text:style-name="L3">
              <text:list-item>
                <text:p text:style-name="P5"><text:span text:style-name="T4">1968 г. Дипломна работа на В. Радованова “Репрезентативен фреквентен речник на текст с дължина 500 000 вокабулеми, СУ “Св. Кл. Охридски”, непубликуван.</text:span></text:p>
              </text:list-item>
              <text:list-item>
                <text:p text:style-name="P5"><text:span text:style-name="T4">1987 г. Николова, Цв.Честотен речник на българската разговорна реч. София. – 100 000 лексеми.</text:span></text:p>
              </text:list-item>
              <text:list-item>
                <text:p text:style-name="P5"><text:span text:style-name="T4">1994 г. Рангочев, К. Структурни особености на епическия текст (по материал от българския юнашки епос), Канд. дис., СУ “Св. Кл. Охридски”, Приложения І – Х (Честотен речник на българския юнашки епос. 40 062 лексеми - непубликуван.</text:span></text:p>
              </text:list-item>
              <text:list-item>
                <text:p text:style-name="P5"><text:span text:style-name="T4">2001 г. Електронен архив на българските диалекти <text:s/>– </text:span><text:span text:style-name="T10">http://www.bultreebank.org/veda/indexbg.html</text:span></text:p>
              </text:list-item>
            </text:list>
            <text:p text:style-name="P5"><text:span text:style-name="T4"/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7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Проблемите …</text:p>
          </draw:text-box>
        </draw:frame>
        <draw:frame presentation:style-name="pr10" draw:text-style-name="P2" draw:layer="layout" svg:width="22.86cm" svg:height="14.917cm" svg:x="1.27cm" svg:y="4.444cm" presentation:class="outline" presentation:user-transformed="true">
          <draw:text-box>
            <text:list text:style-name="L3">
              <text:list-item>
                <text:p text:style-name="P5"><text:span text:style-name="T7">Радованова – стандартизирана извадка: използват се текстове от различни стилове с цел елиминиране на стиловото разнообразие; липсват на антропоними и топоними.</text:span></text:p>
              </text:list-item>
              <text:list-item>
                <text:p text:style-name="P5"><text:span text:style-name="T7">Николова – липсват антропоними и топоними, но тяхната фреквентност е включена в общия брой на съществителните имена.</text:span></text:p>
              </text:list-item>
              <text:list-item>
                <text:p text:style-name="P5"><text:span text:style-name="T7">Рангочев – относително малък обем на извадката; липсва лингвистично описание на лексемите</text:span></text:p>
              </text:list-item>
              <text:list-item>
                <text:p text:style-name="P5"><text:span text:style-name="T7">ЕАБД –направен е само върху корпуса “Веда Словена”, т. 1 и т. 2. Налице е смесване на метаданните за “Веда Словена”: предговора на Ст. Веркович, заглавията на песните, поставени от него - със самия корпус от фолклорни текстове.</text:span></text:p>
              </text:list-item>
            </text:list>
            <text:p text:style-name="P5"><text:span text:style-name="T7"/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8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И изводи до тук …</text:p>
          </draw:text-box>
        </draw:frame>
        <draw:frame presentation:style-name="pr8" draw:text-style-name="P2" draw:layer="layout" svg:width="22.86cm" svg:height="13.227cm" svg:x="1.27cm" svg:y="4.445cm" presentation:class="outline" presentation:user-transformed="true">
          <draw:text-box>
            <text:list text:style-name="L3">
              <text:list-item>
                <text:p text:style-name="P8"><text:span text:style-name="T11">Лексиката на българските фолклорни песни и проза като цяло е неизучена.</text:span></text:p>
              </text:list-item>
              <text:list-item>
                <text:p text:style-name="P8"><text:span text:style-name="T11">Всички речници, които са направени до сега с едно изключение (Рангочев 1994) са направени така, че да бъдат използвани изключително от специалисти с интереси в областта на развитието на българския език, а не от широк кръг специалисти - етнолози, фолклористи, културолози и дори лингвисти на текста.</text:span></text:p>
              </text:list-item>
              <text:list-item>
                <text:p text:style-name="P8"><text:span text:style-name="T11">Езикът на българския фолклор е неизследван</text:span></text:p>
              </text:list-item>
            </text:list>
            <text:p text:style-name="P8"><text:span text:style-name="T11"/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9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frame presentation:style-name="pr11" draw:text-style-name="P2" draw:layer="layout" svg:width="22.86cm" svg:height="1.985cm" svg:x="1.27cm" svg:y="0cm" presentation:class="title" presentation:user-transformed="true">
          <draw:text-box>
            <text:p text:style-name="P1"><text:span text:style-name="T12">Сравнението І</text:span></text:p>
          </draw:text-box>
        </draw:frame>
        <draw:frame presentation:style-name="pr12" draw:text-style-name="P2" draw:layer="layout" svg:width="11.223cm" svg:height="1.588cm" svg:x="1.269cm" svg:y="1.586cm" presentation:class="outline" presentation:user-transformed="true">
          <draw:text-box>
            <text:p text:style-name="P9"><text:span text:style-name="T13">Радованова 1968</text:span></text:p>
          </draw:text-box>
        </draw:frame>
        <draw:frame presentation:style-name="pr13" draw:text-style-name="P2" draw:layer="layout" svg:width="11.223cm" svg:height="16.062cm" svg:x="1.269cm" svg:y="3.174cm" presentation:class="outline" presentation:user-transformed="true">
          <draw:text-box>
            <text:list text:style-name="L5">
              <text:list-item>
                <text:p text:style-name="P10"><text:span text:style-name="T14">и – </text:span><text:span text:style-name="T15">21 800</text:span></text:p>
              </text:list-item>
              <text:list-item>
                <text:p text:style-name="P10"><text:span text:style-name="T14">на – </text:span><text:span text:style-name="T15">20346</text:span></text:p>
              </text:list-item>
            </text:list>
            <text:list text:style-name="L6">
              <text:list-item>
                <text:p text:style-name="P10"><text:span text:style-name="T16">съм – 18 343</text:span></text:p>
              </text:list-item>
            </text:list>
            <text:list text:style-name="L5">
              <text:list-item>
                <text:p text:style-name="P10"><text:span text:style-name="T14">се – </text:span><text:span text:style-name="T15">12 235</text:span></text:p>
              </text:list-item>
              <text:list-item>
                <text:p text:style-name="P10"><text:span text:style-name="T14">да – </text:span><text:span text:style-name="T15">11 278</text:span></text:p>
              </text:list-item>
              <text:list-item>
                <text:p text:style-name="P10"><text:span text:style-name="T14">в – </text:span><text:span text:style-name="T15">10 244</text:span></text:p>
              </text:list-item>
              <text:list-item>
                <text:p text:style-name="P10"><text:span text:style-name="T14">от – </text:span><text:span text:style-name="T15">8 136</text:span></text:p>
              </text:list-item>
              <text:list-item>
                <text:p text:style-name="P10"><text:span text:style-name="T14">за – </text:span><text:span text:style-name="T15">6 685</text:span></text:p>
              </text:list-item>
              <text:list-item>
                <text:p text:style-name="P10"><text:span text:style-name="T14">си – </text:span><text:span text:style-name="T15">6 305</text:span></text:p>
              </text:list-item>
              <text:list-item>
                <text:p text:style-name="P10"><text:span text:style-name="T14">с – </text:span><text:span text:style-name="T15">5 926</text:span></text:p>
              </text:list-item>
              <text:list-item>
                <text:p text:style-name="P10"><text:span text:style-name="T14">не – </text:span><text:span text:style-name="T15">4 189</text:span></text:p>
              </text:list-item>
              <text:list-item>
                <text:p text:style-name="P10"><text:span text:style-name="T14">че – 3 </text:span><text:span text:style-name="T15">154</text:span></text:p>
              </text:list-item>
              <text:list-item>
                <text:p text:style-name="P10"><text:span text:style-name="T14">ще – </text:span><text:span text:style-name="T15">2 745</text:span></text:p>
              </text:list-item>
              <text:list-item>
                <text:p text:style-name="P10"><text:span text:style-name="T14">по – </text:span><text:span text:style-name="T15">3 120</text:span></text:p>
              </text:list-item>
              <text:list-item>
                <text:p text:style-name="P10"><text:span text:style-name="T14">това – </text:span><text:span text:style-name="T15">2 226</text:span></text:p>
              </text:list-item>
              <text:list-item>
                <text:p text:style-name="P10"><text:span text:style-name="T14">а – 2 223</text:span></text:p>
              </text:list-item>
            </text:list>
            <text:list text:style-name="L6">
              <text:list-item>
                <text:p text:style-name="P10"><text:span text:style-name="T16">той – </text:span><text:span text:style-name="T17">1797</text:span></text:p>
              </text:list-item>
            </text:list>
            <text:list text:style-name="L5">
              <text:list-item>
                <text:p text:style-name="P10"><text:span text:style-name="T14">но – 1746</text:span></text:p>
              </text:list-item>
              <text:list-item>
                <text:p text:style-name="P10"><text:span text:style-name="T14">при - <text:s/>1 521</text:span></text:p>
              </text:list-item>
              <text:list-item>
                <text:p text:style-name="P10"><text:span text:style-name="T14">които – 1 382</text:span></text:p>
              </text:list-item>
              <text:list-item>
                <text:p text:style-name="P10"><text:span text:style-name="T14">го – 1341</text:span></text:p>
              </text:list-item>
              <text:list-item>
                <text:p text:style-name="P10"><text:span text:style-name="T14">до – 1 317</text:span></text:p>
              </text:list-item>
            </text:list>
            <text:list text:style-name="L6">
              <text:list-item>
                <text:p text:style-name="P10"><text:span text:style-name="T16">аз – 1 310 </text:span></text:p>
              </text:list-item>
              <text:list-item>
                <text:p text:style-name="P10"><text:span text:style-name="T16">един – 1 178</text:span></text:p>
              </text:list-item>
            </text:list>
            <text:list text:style-name="L5">
              <text:list-item>
                <text:p text:style-name="P10"><text:span text:style-name="T14">като – </text:span><text:span text:style-name="T15">1 051</text:span></text:p>
              </text:list-item>
            </text:list>
            <text:p text:style-name="P10"><text:span text:style-name="T14"/></text:p>
          </draw:text-box>
        </draw:frame>
        <draw:frame presentation:style-name="pr12" draw:text-style-name="P2" draw:layer="layout" svg:width="11.227cm" svg:height="1.588cm" svg:x="12.902cm" svg:y="1.586cm" presentation:class="outline" presentation:user-transformed="true">
          <draw:text-box>
            <text:p text:style-name="P9"><text:span text:style-name="T18">Николова 1987</text:span></text:p>
          </draw:text-box>
        </draw:frame>
        <draw:frame presentation:style-name="pr13" draw:text-style-name="P2" draw:layer="layout" svg:width="11.227cm" svg:height="16.674cm" svg:x="12.902cm" svg:y="3.174cm" presentation:class="outline" presentation:user-transformed="true">
          <draw:text-box>
            <text:list text:style-name="L8">
              <text:list-item>
                <text:p text:style-name="P10"><text:span text:style-name="T16">съм – 4 041</text:span></text:p>
              </text:list-item>
            </text:list>
            <text:list text:style-name="L9">
              <text:list-item>
                <text:p text:style-name="P10"><text:span text:style-name="T14">и – 3764</text:span></text:p>
              </text:list-item>
              <text:list-item>
                <text:p text:style-name="P10"><text:span text:style-name="T14">да – 3 148</text:span></text:p>
              </text:list-item>
            </text:list>
            <text:list text:style-name="L8">
              <text:list-item>
                <text:p text:style-name="P10"><text:span text:style-name="T16">аз – 2 433</text:span></text:p>
              </text:list-item>
              <text:list-item>
                <text:p text:style-name="P10"><text:span text:style-name="T16">той – 2 288</text:span></text:p>
              </text:list-item>
            </text:list>
            <text:list text:style-name="L9">
              <text:list-item>
                <text:p text:style-name="P10"><text:span text:style-name="T14">не – 1 956</text:span></text:p>
              </text:list-item>
              <text:list-item>
                <text:p text:style-name="P10"><text:span text:style-name="T14">се – </text:span><text:span text:style-name="T15">1 928</text:span></text:p>
              </text:list-item>
              <text:list-item>
                <text:p text:style-name="P10"><text:span text:style-name="T14">този </text:span><text:span text:style-name="T15">– 1 701</text:span></text:p>
              </text:list-item>
              <text:list-item>
                <text:p text:style-name="P10"><text:span text:style-name="T14">на – 1 669</text:span></text:p>
              </text:list-item>
              <text:list-item>
                <text:p text:style-name="P10"><text:span text:style-name="T14">ти – 1 249</text:span></text:p>
              </text:list-item>
              <text:list-item>
                <text:p text:style-name="P10"><text:span text:style-name="T14">ще – 1 183</text:span></text:p>
              </text:list-item>
            </text:list>
            <text:list text:style-name="L8">
              <text:list-item>
                <text:p text:style-name="P10"><text:span text:style-name="T16">един – 1 131</text:span></text:p>
              </text:list-item>
            </text:list>
            <text:list text:style-name="L9">
              <text:list-item>
                <text:p text:style-name="P10"><text:span text:style-name="T14">в – 1 099</text:span></text:p>
              </text:list-item>
              <text:list-item>
                <text:p text:style-name="P10"><text:span text:style-name="T14">си – 1065</text:span></text:p>
              </text:list-item>
            </text:list>
            <text:list text:style-name="L8">
              <text:list-item>
                <text:p text:style-name="P10"><text:span text:style-name="T16">казвам – 1 045</text:span></text:p>
              </text:list-item>
            </text:list>
            <text:list text:style-name="L9">
              <text:list-item>
                <text:p text:style-name="P10"><text:span text:style-name="T14">тя – 1044</text:span></text:p>
              </text:list-item>
            </text:list>
            <text:list text:style-name="L8">
              <text:list-item>
                <text:p text:style-name="P10"><text:span text:style-name="T16">викам – 1 031</text:span></text:p>
              </text:list-item>
            </text:list>
            <text:list text:style-name="L9">
              <text:list-item>
                <text:p text:style-name="P10"><text:span text:style-name="T14">те – 1014</text:span></text:p>
              </text:list-item>
              <text:list-item>
                <text:p text:style-name="P10"><text:span text:style-name="T14">какъв – 938</text:span></text:p>
              </text:list-item>
              <text:list-item>
                <text:p text:style-name="P10"><text:span text:style-name="T14">за – 913</text:span></text:p>
              </text:list-item>
              <text:list-item>
                <text:p text:style-name="P10"><text:span text:style-name="T14">че – 874</text:span></text:p>
              </text:list-item>
              <text:list-item>
                <text:p text:style-name="P10"><text:span text:style-name="T14">с – 809</text:span></text:p>
              </text:list-item>
            </text:list>
            <text:list text:style-name="L8">
              <text:list-item>
                <text:p text:style-name="P10"><text:span text:style-name="T16">имам – 768</text:span></text:p>
              </text:list-item>
            </text:list>
            <text:list text:style-name="L9">
              <text:list-item>
                <text:p text:style-name="P10"><text:span text:style-name="T14">така – 742</text:span></text:p>
              </text:list-item>
              <text:list-item>
                <text:p text:style-name="P10"><text:span text:style-name="T14">от – 731</text:span></text:p>
              </text:list-item>
            </text:list>
            <text:p text:style-name="P10"><text:span text:style-name="T14"/></text:p>
            <text:p text:style-name="P10"><text:span text:style-name="T14"/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0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frame presentation:style-name="pr14" draw:text-style-name="P2" draw:layer="layout" svg:width="22.86cm" svg:height="2.184cm" svg:x="1.27cm" svg:y="-0.001cm" presentation:class="title" presentation:user-transformed="true">
          <draw:text-box>
            <text:p text:style-name="P1">Сравнението ІІ</text:p>
          </draw:text-box>
        </draw:frame>
        <draw:frame presentation:style-name="pr15" draw:text-style-name="P2" draw:layer="layout" svg:width="11.223cm" svg:height="1.192cm" svg:x="1.269cm" svg:y="1.784cm" presentation:class="outline" presentation:user-transformed="true">
          <draw:text-box>
            <text:p text:style-name="P11"><text:span text:style-name="T13">Николова 1987</text:span></text:p>
          </draw:text-box>
        </draw:frame>
        <draw:frame presentation:style-name="pr7" draw:text-style-name="P2" draw:layer="layout" svg:width="11.223cm" svg:height="16.273cm" svg:x="1.269cm" svg:y="2.778cm" presentation:class="outline" presentation:user-transformed="true">
          <draw:text-box>
            <text:list text:style-name="L8">
              <text:list-item>
                <text:p text:style-name="P10"><text:span text:style-name="T16">съм – 4 041</text:span></text:p>
              </text:list-item>
            </text:list>
            <text:list text:style-name="L9">
              <text:list-item>
                <text:p text:style-name="P10"><text:span text:style-name="T14">и – 3764</text:span></text:p>
              </text:list-item>
              <text:list-item>
                <text:p text:style-name="P10"><text:span text:style-name="T14">да – 3 148</text:span></text:p>
              </text:list-item>
              <text:list-item>
                <text:p text:style-name="P10"><text:span text:style-name="T14">аз – 2 433</text:span></text:p>
              </text:list-item>
            </text:list>
            <text:list text:style-name="L10">
              <text:list-item>
                <text:p text:style-name="P10"><text:span text:style-name="T19">той – 2 288</text:span></text:p>
              </text:list-item>
            </text:list>
            <text:list text:style-name="L9">
              <text:list-item>
                <text:p text:style-name="P10"><text:span text:style-name="T14">не – 1 956</text:span></text:p>
              </text:list-item>
              <text:list-item>
                <text:p text:style-name="P10"><text:span text:style-name="T14">се – </text:span><text:span text:style-name="T15">1 928</text:span></text:p>
              </text:list-item>
              <text:list-item>
                <text:p text:style-name="P10"><text:span text:style-name="T14">този </text:span><text:span text:style-name="T15">– 1 701</text:span></text:p>
              </text:list-item>
              <text:list-item>
                <text:p text:style-name="P10"><text:span text:style-name="T14">на – 1 669</text:span></text:p>
              </text:list-item>
              <text:list-item>
                <text:p text:style-name="P10"><text:span text:style-name="T14">ти – 1 249</text:span></text:p>
              </text:list-item>
              <text:list-item>
                <text:p text:style-name="P10"><text:span text:style-name="T14">ще – 1 183</text:span></text:p>
              </text:list-item>
            </text:list>
            <text:list text:style-name="L10">
              <text:list-item>
                <text:p text:style-name="P10"><text:span text:style-name="T19">един – 1 131</text:span></text:p>
              </text:list-item>
            </text:list>
            <text:list text:style-name="L9">
              <text:list-item>
                <text:p text:style-name="P10"><text:span text:style-name="T14">в – 1 099</text:span></text:p>
              </text:list-item>
              <text:list-item>
                <text:p text:style-name="P10"><text:span text:style-name="T14">си – 1065</text:span></text:p>
              </text:list-item>
            </text:list>
            <text:list text:style-name="L8">
              <text:list-item>
                <text:p text:style-name="P10"><text:span text:style-name="T16">казвам – 1 045</text:span></text:p>
              </text:list-item>
            </text:list>
            <text:list text:style-name="L9">
              <text:list-item>
                <text:p text:style-name="P10"><text:span text:style-name="T14">тя – 1044</text:span></text:p>
              </text:list-item>
            </text:list>
            <text:list text:style-name="L8">
              <text:list-item>
                <text:p text:style-name="P10"><text:span text:style-name="T16">викам – 1 031</text:span></text:p>
              </text:list-item>
            </text:list>
            <text:list text:style-name="L9">
              <text:list-item>
                <text:p text:style-name="P10"><text:span text:style-name="T14">те – 1014</text:span></text:p>
              </text:list-item>
              <text:list-item>
                <text:p text:style-name="P10"><text:span text:style-name="T14">какъв – 938</text:span></text:p>
              </text:list-item>
              <text:list-item>
                <text:p text:style-name="P10"><text:span text:style-name="T14">за – 913</text:span></text:p>
              </text:list-item>
              <text:list-item>
                <text:p text:style-name="P10"><text:span text:style-name="T14">че – 874</text:span></text:p>
              </text:list-item>
              <text:list-item>
                <text:p text:style-name="P10"><text:span text:style-name="T14">с – 809</text:span></text:p>
              </text:list-item>
            </text:list>
            <text:list text:style-name="L8">
              <text:list-item>
                <text:p text:style-name="P10"><text:span text:style-name="T16">имам – 768</text:span></text:p>
              </text:list-item>
            </text:list>
            <text:list text:style-name="L9">
              <text:list-item>
                <text:p text:style-name="P10"><text:span text:style-name="T14">така – 742</text:span></text:p>
              </text:list-item>
              <text:list-item>
                <text:p text:style-name="P10"><text:span text:style-name="T14">от – 731</text:span></text:p>
              </text:list-item>
            </text:list>
            <text:p text:style-name="P10"><text:span text:style-name="T14"/></text:p>
          </draw:text-box>
        </draw:frame>
        <draw:frame presentation:style-name="pr15" draw:text-style-name="P2" draw:layer="layout" svg:width="11.227cm" svg:height="1.192cm" svg:x="12.902cm" svg:y="1.784cm" presentation:class="outline" presentation:user-transformed="true">
          <draw:text-box>
            <text:p text:style-name="P11"><text:span text:style-name="T18">Рангочев 1994</text:span></text:p>
          </draw:text-box>
        </draw:frame>
        <draw:frame presentation:style-name="pr13" draw:text-style-name="P2" draw:layer="layout" svg:width="11.227cm" svg:height="15.876cm" svg:x="12.902cm" svg:y="2.777cm" presentation:class="outline" presentation:user-transformed="true">
          <draw:text-box>
            <text:list text:style-name="L8">
              <text:list-item>
                <text:p text:style-name="P12"><text:span text:style-name="T20">съм – 1342</text:span></text:p>
              </text:list-item>
            </text:list>
            <text:list text:style-name="L9">
              <text:list-item>
                <text:p text:style-name="P12"><text:span text:style-name="T21">да – 1 247</text:span></text:p>
              </text:list-item>
              <text:list-item>
                <text:p text:style-name="P12"><text:span text:style-name="T21">си – 548</text:span></text:p>
              </text:list-item>
            </text:list>
            <text:list text:style-name="L11">
              <text:list-item>
                <text:p text:style-name="P12"><text:span text:style-name="T22">Марко – 1 036</text:span></text:p>
              </text:list-item>
            </text:list>
            <text:list text:style-name="L9">
              <text:list-item>
                <text:p text:style-name="P12"><text:span text:style-name="T21">се – 828</text:span></text:p>
              </text:list-item>
              <text:list-item>
                <text:p text:style-name="P12"><text:span text:style-name="T21">на – 801</text:span></text:p>
              </text:list-item>
              <text:list-item>
                <text:p text:style-name="P12"><text:span text:style-name="T21">и – 796</text:span></text:p>
              </text:list-item>
              <text:list-item>
                <text:p text:style-name="P12"><text:span text:style-name="T21">па – 657</text:span></text:p>
              </text:list-item>
              <text:list-item>
                <text:p text:style-name="P12"><text:span text:style-name="T21">у – 582</text:span></text:p>
              </text:list-item>
              <text:list-item>
                <text:p text:style-name="P12"><text:span text:style-name="T21">я – 553</text:span></text:p>
              </text:list-item>
              <text:list-item>
                <text:p text:style-name="P12"><text:span text:style-name="T21">та – 526</text:span></text:p>
              </text:list-item>
              <text:list-item>
                <text:p text:style-name="P12"><text:span text:style-name="T21">не – 412</text:span></text:p>
              </text:list-item>
            </text:list>
            <text:list text:style-name="L11">
              <text:list-item>
                <text:p text:style-name="P12"><text:span text:style-name="T22">юнак – 396</text:span></text:p>
              </text:list-item>
            </text:list>
            <text:list text:style-name="L9">
              <text:list-item>
                <text:p text:style-name="P12"><text:span text:style-name="T21">го – 338</text:span></text:p>
              </text:list-item>
              <text:list-item>
                <text:p text:style-name="P12"><text:span text:style-name="T21">му – 320</text:span></text:p>
              </text:list-item>
              <text:list-item>
                <text:p text:style-name="P12"><text:span text:style-name="T21">че – 318</text:span></text:p>
              </text:list-item>
              <text:list-item>
                <text:p text:style-name="P12"><text:span text:style-name="T21">а – 286</text:span></text:p>
              </text:list-item>
            </text:list>
            <text:list text:style-name="L11">
              <text:list-item>
                <text:p text:style-name="P12"><text:span text:style-name="T22">кон – 276</text:span></text:p>
              </text:list-item>
            </text:list>
            <text:list text:style-name="L9">
              <text:list-item>
                <text:p text:style-name="P12"><text:span text:style-name="T21">от – 272</text:span></text:p>
              </text:list-item>
              <text:list-item>
                <text:p text:style-name="P12"><text:span text:style-name="T21">ми – 233</text:span></text:p>
              </text:list-item>
            </text:list>
            <text:list text:style-name="L10">
              <text:list-item>
                <text:p text:style-name="P12"><text:span text:style-name="T23">ти – 225</text:span></text:p>
              </text:list-item>
            </text:list>
            <text:list text:style-name="L9">
              <text:list-item>
                <text:p text:style-name="P12"><text:span text:style-name="T21">що – 222</text:span></text:p>
              </text:list-item>
              <text:list-item>
                <text:p text:style-name="P12"><text:span text:style-name="T21">по – 218</text:span></text:p>
              </text:list-item>
            </text:list>
            <text:list text:style-name="L11">
              <text:list-item>
                <text:p text:style-name="P12"><text:span text:style-name="T22">добър – 201</text:span></text:p>
              </text:list-item>
            </text:list>
            <text:list text:style-name="L10">
              <text:list-item>
                <text:p text:style-name="P12"><text:span text:style-name="T23">три – 201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1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Речници - конкорданс</text:p>
          </draw:text-box>
        </draw:frame>
        <draw:frame presentation:style-name="pr16" draw:text-style-name="P2" draw:layer="layout" svg:width="22.86cm" svg:height="15.678cm" svg:x="1.27cm" svg:y="3.372cm" presentation:class="outline" presentation:user-transformed="true">
          <draw:text-box>
            <text:list text:style-name="L3">
              <text:list-item>
                <text:p text:style-name="P9"><text:span text:style-name="T24">Това са речници, които показват лексемата с/в нейния контекст - показват предходната една (или повече) лексема и следходната (или повече) лексема на изучаваната. Пример: „</text:span><text:span text:style-name="T25">Вино</text:span><text:span text:style-name="T26"> пият</text:span><text:span text:style-name="T25">, петдесет</text:span><text:span text:style-name="T24"> юнака” – подчертаната лексема е изучаваната, а лексемите в курсив са нейния контекст. Естествено, при песните това може да бъде <text:s/>и е речник-конкорданс на стиховете им, а при наративните текстове (описания на обреди и пр.) – изреченията, в които те се съдържат (от точка до точка …). Създаването и използването на речници-конкорданси на текстовете от ДББФП би дало чудесна възможност на фолклористи и етнолози да изучат редица проблемни области като: наличие/липса на формули във фолклорната песенност и епика, структурата на фолклорния текст и пр.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2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Процедури: честотни речници</text:p>
          </draw:text-box>
        </draw:frame>
        <draw:frame presentation:style-name="pr8" draw:text-style-name="P2" draw:layer="layout" svg:width="22.86cm" svg:height="15.034cm" svg:x="1.27cm" svg:y="4.445cm" presentation:class="outline" presentation:user-transformed="true">
          <draw:text-box>
            <text:list text:style-name="L3">
              <text:list-item>
                <text:p text:style-name="P8"><text:span text:style-name="T27">Честотни речници на цялата БД: азбучен и рангов списък</text:span></text:p>
              </text:list-item>
              <text:list-item>
                <text:p text:style-name="P8"><text:span text:style-name="T27">Честотни речници на антропонимите</text:span></text:p>
              </text:list-item>
              <text:list-item>
                <text:p text:style-name="P8"><text:span text:style-name="T27">Честотни речници на топонимите </text:span></text:p>
              </text:list-item>
              <text:list-item>
                <text:p text:style-name="P8"><text:span text:style-name="T27">Честотни речници на отделни функционални групи, обособени чрез метаданните : по тематика, по функция, по информатор, по <text:s/>населено място, по дата на запис … </text:span></text:p>
              </text:list-item>
              <text:list-item>
                <text:p text:style-name="P8"><text:span text:style-name="T28">NB! – </text:span><text:span text:style-name="T27">минималният обем на корпуса от текстове трябва да бъде 20 000 лексеми, т. е. приблизително 80 /100 песни.</text:span></text:p>
              </text:list-item>
            </text:list>
            <text:p text:style-name="P8"><text:span text:style-name="T27"/></text:p>
            <text:p text:style-name="P8"><text:span text:style-name="T27"/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3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2">Процедури: речници - конкорданс</text:span></text:p>
          </draw:text-box>
        </draw:frame>
        <draw:frame presentation:style-name="pr10" draw:text-style-name="P2" draw:layer="layout" svg:width="22.86cm" svg:height="14.606cm" svg:x="1.27cm" svg:y="4.444cm" presentation:class="outline" presentation:user-transformed="true">
          <draw:text-box>
            <text:list text:style-name="L3">
              <text:list-item>
                <text:p text:style-name="P3">Речници - конкорданс на антропонимите</text:p>
              </text:list-item>
              <text:list-item>
                <text:p text:style-name="P3">Речници - конкорданс на топонимите </text:p>
              </text:list-item>
              <text:list-item>
                <text:p text:style-name="P3">Речници - конкорданс на отделни функционални групи, обособени чрез метаданните : по тематика, по функция, по информатор, по <text:s/>населено място, по дата на запис …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4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И накрая …</text:p>
          </draw:text-box>
        </draw:frame>
        <draw:frame presentation:style-name="pr8" draw:text-style-name="P2" draw:layer="layout" svg:width="22.86cm" svg:height="12.968cm" svg:x="1.27cm" svg:y="4.445cm" presentation:class="outline" presentation:user-transformed="true">
          <draw:text-box>
            <text:list text:style-name="L3">
              <text:list-item>
                <text:p text:style-name="P13"><text:span text:style-name="T27">Търсения в текстовата база данни и в гъвкави корпуси от текстове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29">По отделна дума</text:span></text:p>
                  </text:list-item>
                  <text:list-item>
                    <text:p text:style-name="P14"><text:span text:style-name="T29">По 2 и повече думи – търсене на словесни формули във фолклорната лексика: </text:span><text:span text:style-name="T30">„Вино пият”, „Седнал Марко”</text:span><text:span text:style-name="T29">.</text:span></text:p>
                  </text:list-item>
                  <text:list-item>
                    <text:p text:style-name="P14"><text:span text:style-name="T29">Търсене по корен на дума за изследване на фолклорното словообразуване</text:span><text:span text:style-name="T31">: </text:span><text:span text:style-name="T32">‘</text:span><text:span text:style-name="T30">пия</text:span><text:span text:style-name="T32">’</text:span><text:span text:style-name="T29"> – </text:span><text:span text:style-name="T30">„пи</text:span><text:span text:style-name="T32">*</text:span><text:span text:style-name="T30">”</text:span><text:span text:style-name="T29"> (</text:span><text:span text:style-name="T30">пия, пих, пиха</text:span><text:span text:style-name="T29"> …)</text:span></text:p>
                  </text:list-item>
                  <text:list-item>
                    <text:p text:style-name="P13"><text:span text:style-name="T33"><text:s/>…</text:span></text:p>
                  </text:list-item>
                </text:list>
              </text:list-item>
            </text:list>
            <text:p text:style-name="P13"><text:span text:style-name="T33"/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5"/>
          <draw:frame presentation:style-name="pr3" draw:layer="layout" svg:width="15.24cm" svg:height="11.432cm" svg:x="1.905cm" svg:y="12.065cm" presentation:class="notes" presentation:placeholder="true">
            <draw:text-box/>
          </draw:frame>
          <draw:custom-shape draw:name="Контейнер за номер на слайда 3" draw:style-name="gr1" draw:text-style-name="P2" draw:layer="layout" svg:width="8.255cm" svg:height="1.27cm" svg:x="10.791cm" svg:y="24.126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text-align="center"/>
    </style:style>
    <style:style style:name="MT1" style:family="text">
      <style:text-properties fo:color="#898989" fo:font-size="12pt" style:font-size-asian="12pt" style:font-size-complex="12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4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7" draw:layer="backgroundobjects" svg:width="8.255cm" svg:height="1.271cm" svg:x="10.79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ЛИНГВИСТИЧНИ КОМПОНЕНТИ НА ДИГИТАЛНА БИБЛИОТЕКА НА БЪЛГАРСКАТА ФОЛКЛОРНА ПЕСЕННОСТ</dc:title>
    <meta:initial-creator>KRangochev</meta:initial-creator>
    <meta:creation-date>2010-04-09T19:19:59</meta:creation-date>
    <dc:creator>KRangochev</dc:creator>
    <dc:date>2010-04-15T16:38:04</dc:date>
    <meta:editing-cycles>57</meta:editing-cycles>
    <meta:editing-duration>PT35H09M00S</meta:editing-duration>
    <meta:document-statistic meta:object-count="103"/>
    <meta:generator>OpenOffice.org/3.0$Win32 OpenOffice.org_project/300m9$Build-9358</meta:generator>
  </office:meta>
</office:document-meta>
</file>